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766CE38CAE261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Table_20_Contents">
      <style:text-properties officeooo:rsid="0019df41" officeooo:paragraph-rsid="0019df41" fo:background-color="transparent"/>
    </style:style>
    <style:style style:name="P8" style:family="paragraph" style:parent-style-name="Table_20_Contents">
      <style:text-properties officeooo:rsid="001004ce" officeooo:paragraph-rsid="0019df41" fo:background-color="transparent"/>
    </style:style>
    <style:style style:name="P9" style:family="paragraph" style:parent-style-name="Table_20_Contents">
      <style:text-properties officeooo:paragraph-rsid="0019df41" fo:background-color="transparent"/>
    </style:style>
    <style:style style:name="P10" style:family="paragraph" style:parent-style-name="Table_20_Contents">
      <style:text-properties officeooo:paragraph-rsid="0019df41"/>
    </style:style>
    <style:style style:name="P11" style:family="paragraph" style:parent-style-name="Normální">
      <style:text-properties officeooo:paragraph-rsid="0019df41"/>
    </style:style>
    <style:style style:name="P12" style:family="paragraph" style:parent-style-name="Text_20_body" style:master-page-name="Převést_20_1">
      <style:paragraph-properties fo:margin-top="0.499cm" fo:margin-bottom="0.499cm" loext:contextual-spacing="false" style:page-numb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59e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9df41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659e2" fo:background-color="transparent" loext:char-shading-value="0"/>
    </style:style>
    <style:style style:name="T9" style:family="text">
      <style:text-properties officeooo:rsid="001004ce" fo:background-color="transparent" loext:char-shading-value="0"/>
    </style:style>
    <style:style style:name="T10" style:family="text">
      <style:text-properties officeooo:rsid="00158565"/>
    </style:style>
    <style:style style:name="T11" style:family="text">
      <style:text-properties officeooo:rsid="001004c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4">Zadávací list 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5">:</text:span></text:p>
          </table:table-cell>
          <table:table-cell table:style-name="Tabulka1.A1" office:value-type="string">
            <text:p text:style-name="P9"><text:span text:style-name="T3">Česká pirátská strana</text:span>, krajské sdružení <text:span text:style-name="T10">Sčk</text:span>, kontakty:</text:p>
            <text:p text:style-name="P10"><text:span text:style-name="T9">Kozlová Lenka</text:span><text:span text:style-name="T7">, </text:span><text:a xlink:type="simple" xlink:href="mailto:ondrej.profant@pirati.cz" text:style-name="Internet_20_link" text:visited-style-name="Visited_20_Internet_20_Link"><text:span text:style-name="Internet_20_link"><text:span text:style-name="T9">l</text:span></text:span></text:a><text:span text:style-name="Internet_20_link"><text:span text:style-name="T9">enka.kozlova@pirati.cz</text:span></text:span></text:p>
            <text:p text:style-name="P9">předsed<text:span text:style-name="T11">kyně</text:span> <text:span text:style-name="T11">krajského sdružení Středočeský krajského</text:span></text:p>
            <text:p text:style-name="P8">František Kopřiva, <text:a xlink:type="simple" xlink:href="mailto:frantisek.kopriva@pirati.cz" text:style-name="Internet_20_link" text:visited-style-name="Visited_20_Internet_20_Link">frantisek.kopriva@pirati.cz</text:a></text:p>
            <text:p text:style-name="P8">místopředseda krajského sdružení Středočeský krajského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6"><text:span text:style-name="T3">Dodavatel</text:span><text:span text:style-name="T5">:</text:span></text:p>
          </table:table-cell>
          <table:table-cell table:style-name="Tabulka1.A1" office:value-type="string">
            <text:p text:style-name="P11"><text:span text:style-name="Standardní_20_písmo_20_odstavce"><text:span text:style-name="T3">Petr Procház</text:span></text:span><text:span text:style-name="Standardní_20_písmo_20_odstavce"><text:span text:style-name="T4">k</text:span></text:span><text:span text:style-name="Standardní_20_písmo_20_odstavce"><text:span text:style-name="T3">a, </text:span></text:span><text:span text:style-name="Standardní_20_písmo_20_odstavce">28.4.1981, </text:span><text:span text:style-name="Standardní_20_písmo_20_odstavce"><text:span text:style-name="T7">Nymburk , </text:span></text:span><text:span text:style-name="Standardní_20_písmo_20_odstavce"><text:span text:style-name="T8">H</text:span></text:span><text:span text:style-name="Standardní_20_písmo_20_odstavce"><text:span text:style-name="T7">rnčířova 1927, 28802.</text:span>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Zadaný úkol</text:span>:</text:p>
          </table:table-cell>
          <table:table-cell table:style-name="Tabulka1.A1" office:value-type="string">
            <text:p text:style-name="P7">Fyziská pomoc při kampani Sčk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Smluvní typ</text:span>:</text:p>
          </table:table-cell>
          <table:table-cell table:style-name="Tabulka1.A1" office:value-type="string">
            <text:p text:style-name="P7">SoD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Místo plnění</text:span>:</text:p>
          </table:table-cell>
          <table:table-cell table:style-name="Tabulka1.A1" office:value-type="string">
            <text:p text:style-name="P6">Praha<text:span text:style-name="T6">+SčK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Odměna</text:span>:</text:p>
          </table:table-cell>
          <table:table-cell table:style-name="Tabulka1.A1" office:value-type="string">
            <text:p text:style-name="P6"><text:span text:style-name="T6">1500</text:span> Kč 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Termín provedení</text:span>:</text:p>
          </table:table-cell>
          <table:table-cell table:style-name="Tabulka1.A1" office:value-type="string">
            <text:p text:style-name="P7">02-09-2016 – 31-09-2016</text:p>
          </table:table-cell>
        </table:table-row>
      </table:table>
      <text:p text:style-name="P3">Vztah mezi smluvními stranami se dále řídí podmínkami zadavatele pro placené úkoly zveřejněnými na &lt;<text:a xlink:type="simple" xlink:href="https://www.pirati.cz/rules/ppu" text:style-name="Internet_20_link" text:visited-style-name="Visited_20_Internet_20_Link"><text:span text:style-name="Internet_20_link">https://www.pirati.cz/rules/ppu</text:span></text:a>&gt;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5">Potvrzení</text:p>
          </table:table-cell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Table_20_Contents"><text:span text:style-name="T3">Za zadavatele</text:span><text:span text:style-name="T5">:</text:span></text:p>
          </table:table-cell>
          <table:table-cell table:style-name="Tabulka2.A1" office:value-type="string">
            <text:p text:style-name="Table_20_Contents"><text:span text:style-name="T3">Za dodavatele</text:span><text:span text:style-name="T5">:</text:span></text:p>
          </table:table-cell>
        </table:table-row>
        <table:table-row table:style-name="Tabulka2.2">
          <table:table-cell table:style-name="Tabulka2.A1" office:value-type="string">
            <text:p text:style-name="P6">Uzavření smlouvy:</text:p>
          </table:table-cell>
          <table:table-cell table:style-name="Tabulka2.A1" office:value-type="string">
            <text:p text:style-name="P6"><text:span text:style-name="T6">02-09-</text:span>2016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rmální" style:family="paragraph">
      <style:paragraph-properties fo:hyphenation-ladder-count="no-limit"/>
      <style:text-properties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766CE38CAE26127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19:42:39</meta:creation-date>
    <dc:date>2016-10-31T21:45:09.000872609</dc:date>
    <meta:editing-cycles>93</meta:editing-cycles>
    <meta:editing-duration>P24DT12H57M33S</meta:editing-duration>
    <dc:creator>Vladislav Tobias Esner</dc:creator>
    <meta:generator>LibreOffice/5.1.4.2$Linux_X86_64 LibreOffice_project/10m0$Build-2</meta:generator>
    <meta:document-statistic meta:table-count="2" meta:image-count="1" meta:object-count="0" meta:page-count="2" meta:paragraph-count="31" meta:word-count="115" meta:character-count="926" meta:non-whitespace-character-count="837"/>
    <meta:user-defined meta:name="Informace 1"/>
    <meta:user-defined meta:name="Informace 2"/>
    <meta:user-defined meta:name="Informace 3"/>
    <meta:user-defined meta:name="Informace 4"/>
  </office:meta>
</office:document-meta>
</file>